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Interação</text:p>
          </table:table-cell>
          <table:table-cell/>
          <table:table-cell office:value-type="string">
            <text:p>Histórias</text:p>
          </table:table-cell>
          <table:table-cell office:value-type="string">
            <text:p>Acumulado</text:p>
          </table:table-cell>
          <table:table-cell>
            <draw:frame table:end-cell-address="Sheet1.L25" table:end-x="0.524cm" table:end-y="0.027cm" draw:z-index="0" draw:style-name="gr1" svg:width="16.22cm" svg:height="9.368cm" svg:x="0.111cm" svg:y="0.106cm">
              <draw:object draw:notify-on-update-of-ranges="Sheet1.C4:Sheet1.C4 Sheet1.C5:Sheet1.C12 Sheet1.D4:Sheet1.D4 Sheet1.D5:Sheet1.D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formula="of:=[.C5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formula="of:=[.D5]+[.C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formula="of:=[.D6]+[.C7]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formula="of:=[.D7]+[.C8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formula="of:=[.D8]+[.C9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formula="of:=[.D9]+[.C10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table:formula="of:=[.D10]+[.C11]"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formula="of:=[.D11]+[.C12]" office:value-type="float" office:value="32">
            <text:p>3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4">14/12/2009</text:date>, <text:time>19:4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4T18:52:57</meta:creation-date>
    <dc:date>2009-12-14T19:47:06</dc:date>
    <meta:editing-duration>PT00H38M55S</meta:editing-duration>
    <meta:editing-cycles>2</meta:editing-cycles>
    <meta:generator>OpenOffice.org/3.0$Linux OpenOffice.org_project/300m15$Build-9379</meta:generator>
    <meta:document-statistic meta:table-count="3" meta:cell-count="2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stroke="solid" draw:fill-color="#ff95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3deb3d" draw:fill-color="#3deb3d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6.221cm" svg:height="9.369cm" chart:class="chart:bar" chart:style-name="ch1">
        <chart:title svg:x="6.152cm" svg:y="0.188cm" chart:style-name="ch2">
          <text:p>Evolução do projeto</text:p>
        </chart:title>
        <chart:legend chart:legend-position="end" svg:x="13.818cm" svg:y="4.215cm" chart:style-name="ch3"/>
        <chart:plot-area chart:style-name="ch4" table:cell-range-address="Sheet1.C4:Sheet1.D12" chart:data-source-has-labels="row" svg:x="0.447cm" svg:y="0.878cm" svg:width="13.048cm" svg:height="8.131cm">
          <chart:axis chart:dimension="x" chart:name="primary-x" chart:style-name="ch5">
            <chart:title svg:x="6.595cm" svg:y="8.624cm" chart:style-name="ch6">
              <text:p>Iterações</text:p>
            </chart:title>
          </chart:axis>
          <chart:axis chart:dimension="y" chart:name="primary-y" chart:style-name="ch7">
            <chart:title svg:x="0.325cm" svg:y="5.292cm" chart:style-name="ch8">
              <text:p>Histórias</text:p>
            </chart:title>
            <chart:grid chart:style-name="ch9" chart:class="major"/>
          </chart:axis>
          <chart:series chart:style-name="ch10" chart:values-cell-range-address="Sheet1.C5:Sheet1.C12" chart:label-cell-address="Sheet1.C4:Sheet1.C4" chart:class="chart:bar">
            <chart:data-point chart:repeated="8"/>
          </chart:series>
          <chart:series chart:style-name="ch11" chart:values-cell-range-address="Sheet1.D5:Sheet1.D12" chart:label-cell-address="Sheet1.D4:Sheet1.D4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4:Sheet1.C4">Histórias</text:p>
              </table:table-cell>
              <table:table-cell office:value-type="string">
                <text:p text:id="Sheet1.D4:Sheet1.D4">Acumulad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 text:id="Sheet1.C5:Sheet1.C12">5</text:p>
              </table:table-cell>
              <table:table-cell office:value-type="float" office:value="5">
                <text:p text:id="Sheet1.D5:Sheet1.D12"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